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baab"/>
    </style:style>
    <style:style style:name="T1" style:family="text">
      <style:text-properties officeooo:rsid="0017baab"/>
    </style:style>
    <style:style style:name="T2" style:family="text">
      <style:text-properties officeooo:rsid="001806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have significant experience with MVC web frameworks including django and webapp2. <text:s/></text:span><text:span text:style-name="T2">This experience might be useful for the Expedia, NationBuilder, or Rubicon project.</text:span><text:span text:style-name="T1"> <text:s/>This summer, I interned at a startup called Pagewoo which was building a self-serving website called Nearwoo (nearwoo.com) for their location targeting advertising system. (Pagewoo's system can buy location-targeted mobile adds with location parameter resolution down to census blocks. <text:s/>In other words, advertisers can </text:span><text:span text:style-name="T2">decide</text:span><text:span text:style-name="T1"> on which census blocks their advertisements will appear. <text:s/>Before Nearwoo was built, a potential advertising customer would have to contact a Pagewoo salesperson on the phone to create an advertising campaign </text:span><text:span text:style-name="T2">and determine where the ads would appear</text:span><text:span text:style-name="T1">, but with Nearwoo, a self-serving system, this can all be done on-line.) <text:s/>My responsibilities mainly involved writing miscellaneous handlers for Nearwoo as well as building a significant scraping system for Nearwoo that allows the user to search for their business (using the yelp businesses search api), and then once one of these businesses is selected, scrapes various information from the web about this business including location, yelp reviews, and images. <text:s/>The images were especially important since images, either scraped or uploaded by the user, would become the background to banner adds. <text:s/>In addition to building this scraping system, I also scraped the directories of various websites including salesforce.com for the purpose of finding potential sales leads (people who might buy Pagewoo advertising). <text:s/>Most of these directory scraping projects were fairly trivial applications of the Mechanize and BeautifulSoup libraries for obtaining and parsing html respectively. <text:s/>However, scraping the salesforce.com directory proved to be more challenging because mechanize does not have a javascript engine, but logging into the salesforce website requires using javascript to obtain authentication. <text:s/>To get around this difficulty, I had to "got deep", so to speak, and learn about cookies. <text:s/>The eventual solution I found was to simply log into salesforce manually through firefox and then export the salesforce cookie from my browser. <text:s/>Then, I loaded this cookie into the python script, thus effectively bypassing the need to authenticate </text:span><text:span text:style-name="T2">with my</text:span><text:span text:style-name="T1"> script. <text:s/>In the process, I learned how cookies fit into the RESTfull architecture, allowing state information to be saved in a system which is usually stateless. <text:s/>I understand, therefore, how advertisers can use cookies to track user behavior (possibly useful for the rubicon project). <text:s/>In addition to being interested in web development, I am very interested in AI and machine learning. <text:s/>These interests are reflected in my ra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t </meta:initial-creator>
    <meta:creation-date>2013-08-13T12:12:28</meta:creation-date>
    <dc:date>2013-08-13T12:42:13</dc:date>
    <dc:creator>Chet </dc:creator>
    <meta:editing-duration>PT14M34S</meta:editing-duration>
    <meta:editing-cycles>1</meta:editing-cycles>
    <meta:document-statistic meta:table-count="0" meta:image-count="0" meta:object-count="0" meta:page-count="1" meta:paragraph-count="1" meta:word-count="407" meta:character-count="2730" meta:non-whitespace-character-count="2308"/>
    <meta:generator>LibreOffice/4.0.2.2$Linux_X86_64 LibreOffice_project/400m0$Build-2</meta:generator>
  </office:meta>
</office:document-meta>
</file>